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7c9" officeooo:paragraph-rsid="001e27c9"/>
    </style:style>
    <style:style style:name="P2" style:family="paragraph" style:parent-style-name="Standard">
      <style:text-properties officeooo:rsid="001eec38" officeooo:paragraph-rsid="001eec38"/>
    </style:style>
    <style:style style:name="P3" style:family="paragraph" style:parent-style-name="Standard">
      <style:text-properties officeooo:rsid="002067ae" officeooo:paragraph-rsid="002067ae"/>
    </style:style>
    <style:style style:name="P4" style:family="paragraph" style:parent-style-name="Standard">
      <style:text-properties officeooo:rsid="00209cdd" officeooo:paragraph-rsid="00209cdd"/>
    </style:style>
    <style:style style:name="P5" style:family="paragraph" style:parent-style-name="Standard">
      <style:text-properties officeooo:rsid="00213d80" officeooo:paragraph-rsid="00213d80"/>
    </style:style>
    <style:style style:name="P6" style:family="paragraph" style:parent-style-name="Standard">
      <style:text-properties officeooo:rsid="00226ffc" officeooo:paragraph-rsid="00226ffc"/>
    </style:style>
    <style:style style:name="P7" style:family="paragraph" style:parent-style-name="Standard">
      <style:text-properties fo:font-weight="bold" officeooo:rsid="00226ffc" officeooo:paragraph-rsid="00226ffc" style:font-weight-asian="bold" style:font-weight-complex="bold"/>
    </style:style>
    <style:style style:name="P8" style:family="paragraph" style:parent-style-name="Standard">
      <style:text-properties fo:font-weight="bold" officeooo:rsid="00227668" officeooo:paragraph-rsid="00227668" style:font-weight-asian="bold" style:font-weight-complex="bold"/>
    </style:style>
    <style:style style:name="P9" style:family="paragraph" style:parent-style-name="Standard">
      <style:text-properties fo:font-weight="bold" officeooo:rsid="00270c98" officeooo:paragraph-rsid="00270c98" style:font-weight-asian="bold" style:font-weight-complex="bold"/>
    </style:style>
    <style:style style:name="P10" style:family="paragraph" style:parent-style-name="Standard">
      <style:text-properties fo:font-weight="bold" officeooo:rsid="0028765a" officeooo:paragraph-rsid="0028765a" style:font-weight-asian="bold" style:font-weight-complex="bold"/>
    </style:style>
    <style:style style:name="P11" style:family="paragraph" style:parent-style-name="Standard">
      <style:text-properties fo:font-weight="normal" officeooo:rsid="00226ffc" officeooo:paragraph-rsid="00226ffc" style:font-weight-asian="normal" style:font-weight-complex="normal"/>
    </style:style>
    <style:style style:name="P12" style:family="paragraph" style:parent-style-name="Standard">
      <style:text-properties fo:font-weight="normal" officeooo:rsid="00227668" officeooo:paragraph-rsid="00227668" style:font-weight-asian="normal" style:font-weight-complex="normal"/>
    </style:style>
    <style:style style:name="P13" style:family="paragraph" style:parent-style-name="Standard">
      <style:text-properties fo:font-weight="normal" officeooo:rsid="002424fe" officeooo:paragraph-rsid="002424fe" style:font-weight-asian="normal" style:font-weight-complex="normal"/>
    </style:style>
    <style:style style:name="P14" style:family="paragraph" style:parent-style-name="Standard">
      <style:text-properties fo:font-weight="normal" officeooo:rsid="00270c98" officeooo:paragraph-rsid="00270c98" style:font-weight-asian="normal" style:font-weight-complex="normal"/>
    </style:style>
    <style:style style:name="P15" style:family="paragraph" style:parent-style-name="Standard">
      <style:text-properties officeooo:rsid="00270c98" officeooo:paragraph-rsid="00270c98"/>
    </style:style>
    <style:style style:name="P16" style:family="paragraph" style:parent-style-name="Standard">
      <style:text-properties officeooo:paragraph-rsid="00270c98"/>
    </style:style>
    <style:style style:name="P17" style:family="paragraph" style:parent-style-name="Standard">
      <style:text-properties fo:font-weight="normal" officeooo:rsid="0028765a" officeooo:paragraph-rsid="0028765a" style:font-weight-asian="normal" style:font-weight-complex="normal"/>
    </style:style>
    <style:style style:name="P18" style:family="paragraph" style:parent-style-name="Standard">
      <style:text-properties fo:font-weight="normal" officeooo:rsid="002989d4" officeooo:paragraph-rsid="002989d4" style:font-weight-asian="normal" style:font-weight-complex="normal"/>
    </style:style>
    <style:style style:name="P19" style:family="paragraph" style:parent-style-name="Standard">
      <style:text-properties officeooo:paragraph-rsid="002989d4"/>
    </style:style>
    <style:style style:name="T1" style:family="text">
      <style:text-properties officeooo:rsid="001eec38"/>
    </style:style>
    <style:style style:name="T2" style:family="text">
      <style:text-properties officeooo:rsid="00209cdd"/>
    </style:style>
    <style:style style:name="T3" style:family="text">
      <style:text-properties officeooo:rsid="00213d8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26ff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989d4" style:font-weight-asian="normal" style:font-weight-complex="normal"/>
    </style:style>
    <style:style style:name="T8" style:family="text">
      <style:text-properties officeooo:rsid="0028765a"/>
    </style:style>
    <style:style style:name="T9" style:family="text">
      <style:text-properties officeooo:rsid="002989d4"/>
    </style:style>
    <style:style style:name="T10" style:family="text">
      <style:text-properties fo:color="#808080" loext:opacity="100%" style:font-name="Droid Sans Mono" fo:font-size="10.5pt" fo:font-weight="normal" fo:background-color="#1f1f1f" loext:char-shading-value="0"/>
    </style:style>
    <style:style style:name="T11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12" style:family="text">
      <style:text-properties fo:color="#cccccc" loext:opacity="100%" style:font-name="Droid Sans Mono" fo:font-size="10.5pt" fo:font-weight="normal" fo:background-color="#1f1f1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S2 CORE</text:p>
      <text:p text:style-name="P1"/>
      <text:p text:style-name="P1">ros2 pkg executables pkg_name: lists all execs in the package</text:p>
      <text:p text:style-name="P1">ros2 run pkg_name node_name: to run executable</text:p>
      <text:p text:style-name="P1"/>
      <text:p text:style-name="P1">I initially started off with turtlesim node and teleop key as always</text:p>
      <text:p text:style-name="P1"/>
      <text:p text:style-name="P1">ros2 run turtlesim turtlesim_node: runs turtlesim</text:p>
      <text:p text:style-name="P1">ros2 run teleop_twist_keyboard teleop_twist_keyboard --remap cmd_vel:=/turtle1/cmd_vel: <text:span text:style-name="T1">instead <text:tab/><text:tab/><text:tab/><text:tab/><text:tab/><text:tab/><text:tab/><text:tab/>of using turtlesim teleop, I remapped it</text:span></text:p>
      <text:p text:style-name="P1"/>
      <text:p text:style-name="P1"/>
      <text:p text:style-name="P2">rqt, <text:span text:style-name="T2">rqt_graph</text:span>: GUI to visualize and use various topics, services etc</text:p>
      <text:p text:style-name="P6">ros2 run rqt_console rqt_console: view logs</text:p>
      <text:p text:style-name="P2"/>
      <text:p text:style-name="P3"><text:span text:style-name="T4">Nodes</text:span>: executables used to send and receive data</text:p>
      <text:p text:style-name="P3">ros2 node list, info</text:p>
      <text:p text:style-name="P3"/>
      <text:p text:style-name="P3"><text:span text:style-name="T4">Topics</text:span>: an intermediary between two nodes where some publisher nodes can connect to some subscriber nodes</text:p>
      <text:p text:style-name="P3">ros2 topic list, <text:span text:style-name="T2">list </text:span>-t (type), <text:span text:style-name="T2">echo, info, </text:span><text:span text:style-name="T3">pub –once or pub msg, hz</text:span></text:p>
      <text:p text:style-name="P3"/>
      <text:p text:style-name="P4">ros2 interface show msg_type/<text:span text:style-name="T3">service_type/</text:span><text:span text:style-name="T5">action_type</text:span>: <text:span text:style-name="T3">shows the message params</text:span></text:p>
      <text:p text:style-name="P4"/>
      <text:p text:style-name="P5"><text:span text:style-name="T4">Services</text:span>: a request-response model used to communicate between nodes</text:p>
      <text:p text:style-name="P5">ros2 service list, list -t, type service_name, call service_name service_type (params)</text:p>
      <text:p text:style-name="P5"/>
      <text:p text:style-name="P5">ros2 find service_type</text:p>
      <text:p text:style-name="P5"/>
      <text:p text:style-name="P5"><text:span text:style-name="T4">Parameters</text:span>: values that can be changed inside a node</text:p>
      <text:p text:style-name="P5">ros2 param list, ros2 param get node_name parameter value, ros2 param dump node_name</text:p>
      <text:p text:style-name="P5"/>
      <text:p text:style-name="P5"/>
      <text:p text:style-name="P7">Actions:<text:span text:style-name="T6"> node communication which includes a goal, feedback and result</text:span></text:p>
      <text:p text:style-name="P11">ros2 action list, list -t, info action_name, send_goal action_name action_type goal</text:p>
      <text:p text:style-name="P11"/>
      <text:p text:style-name="P8">Launch files<text:span text:style-name="T6">: run multiple nodes using one command</text:span></text:p>
      <text:p text:style-name="P12">ros2 launch package_name launch_arguments</text:p>
      <text:p text:style-name="P12"/>
      <text:p text:style-name="P13">ros2 pkg create –build-type ament_cmake pkg_name –dependencies list_of_dependencies: create a pkg</text:p>
      <text:p text:style-name="P13"/>
      <text:p text:style-name="P13">colcon build, colcon build –packages-select</text:p>
      <text:p text:style-name="P13"/>
      <text:p text:style-name="P9">Custom Pub and Sub <text:span text:style-name="T9">in Python</text:span></text:p>
      <text:p text:style-name="P14">You can find the nodes in the <text:span text:style-name="T8">nodes</text:span> directory. I used an ament_cmake build-type. Add the following code in your CmakeLists.txt</text:p>
      <text:p text:style-name="P14"/>
      <text:p text:style-name="P16">install(PROGRAMS</text:p>
      <text:p text:style-name="Standard">nodes/pub_python.py</text:p>
      <text:p text:style-name="Standard">nodes/sub_python.py</text:p>
      <text:p text:style-name="Standard">DESTINATION lib/${PROJECT_NAME}</text:p>
      <text:p text:style-name="Standard"><text:soft-page-break/>)</text:p>
      <text:p text:style-name="P14"/>
      <text:p text:style-name="P14">and the following code in your package.xml</text:p>
      <text:p text:style-name="Standard"/>
      <text:p text:style-name="Standard">&lt;exec_depend&gt;rclpy&lt;/exec_depend&gt;</text:p>
      <text:p text:style-name="Standard">&lt;depend&gt;std_msgs&lt;/depend&gt;</text:p>
      <text:p text:style-name="Standard"/>
      <text:p text:style-name="P15">colcon build the package, source install/setup.bash and then ros2 run pkg_name publisher_node_name and ros2 run pkg_name subscriber_node_name</text:p>
      <text:p text:style-name="P14"/>
      <text:p text:style-name="P14"/>
      <text:p text:style-name="P10">Custom Server and Client <text:span text:style-name="T9">in Python</text:span></text:p>
      <text:p text:style-name="P17">The nodes are present in the nodes directory. <text:span text:style-name="T9">ros2 run ros2 run pubsub serv_python.py and in another terminal ros2 run pubsub client_python.py integer_val_1 integer_val_2</text:span></text:p>
      <text:p text:style-name="P17"/>
      <text:p text:style-name="P18">add the following snippet in your in CmakeLists.txt within intall PROGRAMS</text:p>
      <text:p text:style-name="Standard"/>
      <text:p text:style-name="Standard">nodes/serv_python.py</text:p>
      <text:p text:style-name="Standard">nodes/client_python.py</text:p>
      <text:p text:style-name="P18"/>
      <text:p text:style-name="P19"><text:span text:style-name="T7">and add this line to the package.xml:<text:line-break/></text:span>&lt;depend&gt;example_interfaces&lt;/depend&gt;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9:29:55.386813664</meta:creation-date>
    <dc:date>2025-06-16T18:42:32.134160774</dc:date>
    <meta:editing-duration>PT43M35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41" meta:word-count="323" meta:character-count="2379" meta:non-whitespace-character-count="2090"/>
  </office:meta>
</office:document-meta>
</file>